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mes_20_new_20_roman">
      <style:text-properties officeooo:rsid="0009722e"/>
    </style:style>
    <style:style style:name="P2" style:family="paragraph" style:parent-style-name="Times_20_new_20_roman">
      <style:text-properties officeooo:rsid="0009722e" officeooo:paragraph-rsid="0009722e"/>
    </style:style>
    <style:style style:name="P3" style:family="paragraph" style:parent-style-name="Times_20_new_20_roman">
      <style:text-properties officeooo:rsid="000acc05" officeooo:paragraph-rsid="000acc05"/>
    </style:style>
    <style:style style:name="P4" style:family="paragraph" style:parent-style-name="Times_20_new_20_roman">
      <style:text-properties officeooo:paragraph-rsid="0009722e"/>
    </style:style>
    <style:style style:name="P5" style:family="paragraph" style:parent-style-name="Times_20_new_20_roman">
      <style:text-properties fo:font-weight="bold" officeooo:rsid="0009722e" style:font-weight-asian="bold" style:font-weight-complex="bold"/>
    </style:style>
    <style:style style:name="P6" style:family="paragraph" style:parent-style-name="Times_20_new_20_roman">
      <style:text-properties fo:font-weight="bold" officeooo:rsid="000d63af" officeooo:paragraph-rsid="000d63af" style:font-weight-asian="bold" style:font-weight-complex="bold"/>
    </style:style>
    <style:style style:name="P7" style:family="paragraph" style:parent-style-name="Times_20_new_20_roman">
      <style:text-properties officeooo:rsid="000bc4f5" officeooo:paragraph-rsid="000bc4f5"/>
    </style:style>
    <style:style style:name="P8" style:family="paragraph" style:parent-style-name="Times_20_new_20_roman">
      <style:text-properties officeooo:rsid="000d63af" officeooo:paragraph-rsid="000d63af"/>
    </style:style>
    <style:style style:name="P9" style:family="paragraph" style:parent-style-name="Times_20_new_20_roman">
      <style:text-properties fo:font-weight="normal" officeooo:rsid="000d63af" officeooo:paragraph-rsid="000d63af" style:font-weight-asian="normal" style:font-weight-complex="normal"/>
    </style:style>
    <style:style style:name="P10" style:family="paragraph" style:parent-style-name="Times_20_new_20_roman">
      <style:text-properties officeooo:rsid="000e4632" officeooo:paragraph-rsid="000e4632"/>
    </style:style>
    <style:style style:name="P11" style:family="paragraph" style:parent-style-name="Times_20_new_20_roman">
      <style:text-properties officeooo:rsid="000f2e3d" officeooo:paragraph-rsid="000f2e3d"/>
    </style:style>
    <style:style style:name="T1" style:family="text">
      <style:text-properties officeooo:rsid="0009722e"/>
    </style:style>
    <style:style style:name="T2" style:family="text">
      <style:text-properties officeooo:rsid="000acc05"/>
    </style:style>
    <style:style style:name="T3" style:family="text">
      <style:text-properties officeooo:rsid="000bc4f5"/>
    </style:style>
    <style:style style:name="T4" style:family="text">
      <style:text-properties officeooo:rsid="000d63af"/>
    </style:style>
    <style:style style:name="T5" style:family="text">
      <style:text-properties officeooo:rsid="000e46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ostgresql <text:span text:style-name="T3">DDL and DML commands:</text:span></text:p>
      <text:p text:style-name="P1"/>
      <text:p text:style-name="P2">open psql = sudo -u postgres psql</text:p>
      <text:p text:style-name="P2"/>
      <text:p text:style-name="P4"><text:span text:style-name="T1">to create database = </text:span><text:span text:style-name="T2">create database name;</text:span></text:p>
      <text:p text:style-name="P2"/>
      <text:p text:style-name="P2">to connect database <text:s/>= \c</text:p>
      <text:p text:style-name="P2"/>
      <text:p text:style-name="P3">to create schema = create schema nameschema;</text:p>
      <text:p text:style-name="P3"/>
      <text:p text:style-name="P3">to create table = create table tablename(id int, pasword CHAR(20));</text:p>
      <text:p text:style-name="P3"/>
      <text:p text:style-name="P7">to insert values = insert into tablename values();</text:p>
      <text:p text:style-name="P7"/>
      <text:p text:style-name="P7">to select = select*from tablename;</text:p>
      <text:p text:style-name="P7"/>
      <text:p text:style-name="P7">to truncate = <text:s/><text:span text:style-name="T4">truncate tablename;</text:span></text:p>
      <text:p text:style-name="P7"/>
      <text:p text:style-name="P8">to delete = delete from tablename;</text:p>
      <text:p text:style-name="P8"/>
      <text:p text:style-name="P8">to drop table = drop tablename;</text:p>
      <text:p text:style-name="P8"/>
      <text:p text:style-name="Times_20_new_20_roman"><text:span text:style-name="T5">to update = update </text:span>tablename <text:span text:style-name="T5">set </text:span>column1=value1,column2=value2,</text:p>
      <text:p text:style-name="Times_20_new_20_roman"><text:span text:style-name="T5">where </text:span>condition;</text:p>
      <text:p text:style-name="P10"/>
      <text:p text:style-name="P11">to alter table = alter table tablename add column name;</text:p>
      <text:p text:style-name="P11"/>
      <text:p text:style-name="P11">to </text:p>
      <text:p text:style-name="P10"/>
      <text:p text:style-name="P8"/>
      <text:p text:style-name="P6">working :</text:p>
      <text:p text:style-name="P6"/>
      <text:p text:style-name="P9">sidd@sidd-VirtualBox:~$ sudo -u postgres psql</text:p>
      <text:p text:style-name="P9">psql (12.2 (Ubuntu 12.2-4), server 12.4 (Ubuntu 12.4-1.pgdg20.04+1))</text:p>
      <text:p text:style-name="P9">Type "help" for help.</text:p>
      <text:p text:style-name="P9"/>
      <text:p text:style-name="P9">postgres=# create schema db;</text:p>
      <text:p text:style-name="P9">CREATE SCHEMA</text:p>
      <text:p text:style-name="P9">postgres=# create table sidd(id int, name varchar(20), pincode int, country varchar(20));</text:p>
      <text:p text:style-name="P9">CREATE TABLE</text:p>
      <text:p text:style-name="P9">postgres=# insert into sidd values(14, 'sidd' 606701, 'india');</text:p>
      <text:p text:style-name="P9">ERROR: <text:s/>syntax error at or near "606701"</text:p>
      <text:p text:style-name="P9">LINE 1: insert into sidd values(14, 'sidd' 606701, 'india');</text:p>
      <text:p text:style-name="P9"><text:s text:c="43"/>^</text:p>
      <text:p text:style-name="P9">postgres=# insert into sidd values(14,'sidd',606701,'india');</text:p>
      <text:p text:style-name="P9">INSERT 0 1</text:p>
      <text:p text:style-name="P9">postgres=# select*from sidd;</text:p>
      <text:p text:style-name="P9"><text:s/>id | name | pincode | country </text:p>
      <text:p text:style-name="P9">----+------+---------+---------</text:p>
      <text:p text:style-name="P9"><text:s/>14 | sidd | <text:s/>606701 | india</text:p>
      <text:p text:style-name="P9">(1 row)</text:p>
      <text:p text:style-name="P9"/>
      <text:p text:style-name="P9"><text:soft-page-break/>postgres=# insert into sidd values(16,'khan',606202,'india');</text:p>
      <text:p text:style-name="P9">INSERT 0 1</text:p>
      <text:p text:style-name="P9">postgres=# select*from sidd;</text:p>
      <text:p text:style-name="P9"><text:s/>id | name | pincode | country </text:p>
      <text:p text:style-name="P9">----+------+---------+---------</text:p>
      <text:p text:style-name="P9"><text:s/>14 | sidd | <text:s/>606701 | india</text:p>
      <text:p text:style-name="P9"><text:s/>16 | khan | <text:s/>606202 | india</text:p>
      <text:p text:style-name="P9">(2 rows)</text:p>
      <text:p text:style-name="P9"/>
      <text:p text:style-name="P9">postgres=# truncate sidd;</text:p>
      <text:p text:style-name="P9">TRUNCATE TABLE</text:p>
      <text:p text:style-name="P9">postgres=# select*from sidd;</text:p>
      <text:p text:style-name="P9"><text:s/>id | name | pincode | country </text:p>
      <text:p text:style-name="P9">----+------+---------+---------</text:p>
      <text:p text:style-name="P9">(0 rows)</text:p>
      <text:p text:style-name="P9"/>
      <text:p text:style-name="P9">postgres=# insert into sidd values(16,'khan',606202,'india');</text:p>
      <text:p text:style-name="P9">INSERT 0 1</text:p>
      <text:p text:style-name="P9">postgres=# insert into sidd values(14,'sidd',606701,'india');</text:p>
      <text:p text:style-name="P9">INSERT 0 1</text:p>
      <text:p text:style-name="P9">postgres=# delete from sidd;</text:p>
      <text:p text:style-name="P9">DELETE 2</text:p>
      <text:p text:style-name="P9">postgres=# select*from sidd;</text:p>
      <text:p text:style-name="P9"><text:s/>id | name | pincode | country </text:p>
      <text:p text:style-name="P9">----+------+---------+---------</text:p>
      <text:p text:style-name="P9">(0 rows)</text:p>
      <text:p text:style-name="P9"/>
      <text:p text:style-name="P9">postgres=# drop table sidd;</text:p>
      <text:p text:style-name="P9">DROP TABLE</text:p>
      <text:p text:style-name="P9">postgres=# select*from sidd;</text:p>
      <text:p text:style-name="P9">ERROR: <text:s/>relation "sidd" does not exist</text:p>
      <text:p text:style-name="P9">LINE 1: select*from sidd;</text:p>
      <text:p text:style-name="P9"/>
      <text:p text:style-name="P9">postgres=# update sidd set name = 'siddiqkhan',country = 'india' where id = 16;</text:p>
      <text:p text:style-name="P9">UPDATE 1</text:p>
      <text:p text:style-name="P9">postgres=# select*from sidd; <text:s text:c="17"/></text:p>
      <text:p text:style-name="P9"><text:s/>id | <text:s text:c="3"/>name <text:s text:c="3"/>| pincode | country </text:p>
      <text:p text:style-name="P9">----+------------+---------+---------</text:p>
      <text:p text:style-name="P9"><text:s/>14 | sidd <text:s text:c="6"/>| <text:s/>606701 | india</text:p>
      <text:p text:style-name="P9"><text:s/>16 | siddiqkhan | <text:s/>606202 | india</text:p>
      <text:p text:style-name="P9">(2 rows)</text:p>
      <text:p text:style-name="P9"/>
      <text:p text:style-name="P9">postgres=# alter table sidd add state varchar(20);</text:p>
      <text:p text:style-name="P9">ALTER TABLE</text:p>
      <text:p text:style-name="P9">postgres=# select*from sidd;</text:p>
      <text:p text:style-name="P9"><text:s/>id | <text:s text:c="3"/>name <text:s text:c="3"/>| pincode | country | state </text:p>
      <text:p text:style-name="P9">----+------------+---------+---------+-------</text:p>
      <text:p text:style-name="P9"><text:s/>14 | sidd <text:s text:c="6"/>| <text:s/>606701 | india <text:s text:c="2"/>| </text:p>
      <text:p text:style-name="P9"><text:s/>16 | siddiqkhan | <text:s/>606202 | india <text:s text:c="2"/>| </text:p>
      <text:p text:style-name="P9">(2 rows)</text:p>
      <text:p text:style-name="P3"/>
      <text:p text:style-name="P3"/>
      <text:p text:style-name="P3"><text:soft-page-break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_20_new_20_roman" style:display-name="Times new roman" style:family="paragraph" style:parent-style-name="Standard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3T21:31:48.619851903</meta:creation-date>
    <dc:date>2020-08-23T22:39:54.878969626</dc:date>
    <meta:editing-duration>PT6M51S</meta:editing-duration>
    <meta:editing-cycles>1</meta:editing-cycles>
    <meta:document-statistic meta:table-count="0" meta:image-count="0" meta:object-count="0" meta:page-count="3" meta:paragraph-count="79" meta:word-count="390" meta:character-count="2565" meta:non-whitespace-character-count="2151"/>
    <meta:generator>LibreOffice/6.4.5.2$Linux_X86_64 LibreOffice_project/40$Build-2</meta:generator>
  </office:meta>
</office:document-meta>
</file>